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5d8" officeooo:paragraph-rsid="000185d8"/>
    </style:style>
    <style:style style:name="P2" style:family="paragraph" style:parent-style-name="Standard">
      <style:text-properties officeooo:rsid="0002d0d8" officeooo:paragraph-rsid="0002d0d8"/>
    </style:style>
    <style:style style:name="P3" style:family="paragraph" style:parent-style-name="Standard">
      <style:text-properties officeooo:rsid="0002d0d8" officeooo:paragraph-rsid="0005870c"/>
    </style:style>
    <style:style style:name="P4" style:family="paragraph" style:parent-style-name="Standard">
      <style:text-properties officeooo:rsid="0003d78b" officeooo:paragraph-rsid="0003d78b"/>
    </style:style>
    <style:style style:name="P5" style:family="paragraph" style:parent-style-name="Standard">
      <style:text-properties officeooo:rsid="00056c47" officeooo:paragraph-rsid="00056c47"/>
    </style:style>
    <style:style style:name="P6" style:family="paragraph" style:parent-style-name="Standard">
      <style:text-properties fo:font-weight="bold" officeooo:rsid="00056c47" officeooo:paragraph-rsid="00056c47" style:font-weight-asian="bold" style:font-weight-complex="bold"/>
    </style:style>
    <style:style style:name="P7" style:family="paragraph" style:parent-style-name="Standard">
      <style:text-properties fo:font-weight="normal" officeooo:rsid="00056c47" officeooo:paragraph-rsid="00056c47" style:font-weight-asian="normal" style:font-weight-complex="normal"/>
    </style:style>
    <style:style style:name="P8" style:family="paragraph" style:parent-style-name="Standard">
      <style:text-properties officeooo:rsid="0005870c" officeooo:paragraph-rsid="0005870c"/>
    </style:style>
    <style:style style:name="P9" style:family="paragraph" style:parent-style-name="Standard">
      <style:text-properties officeooo:rsid="000669ae" officeooo:paragraph-rsid="000669ae"/>
    </style:style>
    <style:style style:name="P10" style:family="paragraph" style:parent-style-name="Standard" style:list-style-name="L1">
      <style:text-properties officeooo:rsid="0002d0d8" officeooo:paragraph-rsid="0002d0d8"/>
    </style:style>
    <style:style style:name="P11" style:family="paragraph" style:parent-style-name="Standard" style:list-style-name="L3">
      <style:text-properties officeooo:rsid="0002d0d8" officeooo:paragraph-rsid="0005870c"/>
    </style:style>
    <style:style style:name="P12" style:family="paragraph" style:parent-style-name="Standard" style:list-style-name="L4">
      <style:text-properties officeooo:rsid="0002d0d8" officeooo:paragraph-rsid="0002d0d8"/>
    </style:style>
    <style:style style:name="P13" style:family="paragraph" style:parent-style-name="Standard" style:list-style-name="L5">
      <style:text-properties officeooo:rsid="0002d0d8" officeooo:paragraph-rsid="0002d0d8"/>
    </style:style>
    <style:style style:name="P14" style:family="paragraph" style:parent-style-name="Standard" style:list-style-name="L6">
      <style:text-properties officeooo:rsid="0002d0d8" officeooo:paragraph-rsid="0002d0d8"/>
    </style:style>
    <style:style style:name="P15" style:family="paragraph" style:parent-style-name="Standard" style:list-style-name="L6">
      <style:paragraph-properties fo:text-align="justify" style:justify-single-word="false"/>
      <style:text-properties officeooo:rsid="0002d0d8" officeooo:paragraph-rsid="0002d0d8"/>
    </style:style>
    <style:style style:name="P16" style:family="paragraph" style:parent-style-name="Standard" style:list-style-name="L6">
      <style:paragraph-properties fo:text-align="justify" style:justify-single-word="false">
        <style:tab-stops>
          <style:tab-stop style:position="6.222in"/>
        </style:tab-stops>
      </style:paragraph-properties>
      <style:text-properties officeooo:rsid="0002d0d8" officeooo:paragraph-rsid="0002d0d8"/>
    </style:style>
    <style:style style:name="P17" style:family="paragraph" style:parent-style-name="Standard" style:list-style-name="L2">
      <style:text-properties officeooo:rsid="0005870c" officeooo:paragraph-rsid="0005870c"/>
    </style:style>
    <style:style style:name="P18" style:family="paragraph" style:parent-style-name="Standard" style:list-style-name="L3">
      <style:text-properties officeooo:rsid="0005870c" officeooo:paragraph-rsid="0005870c"/>
    </style:style>
    <style:style style:name="P19" style:family="paragraph" style:parent-style-name="Standard" style:list-style-name="L3">
      <style:text-properties fo:font-weight="bold" officeooo:rsid="0002d0d8" officeooo:paragraph-rsid="0005870c" style:font-weight-asian="bold" style:font-weight-complex="bold"/>
    </style:style>
    <style:style style:name="P20" style:family="paragraph" style:parent-style-name="Standard" style:list-style-name="L10">
      <style:text-properties fo:font-weight="bold" officeooo:rsid="00056c47" officeooo:paragraph-rsid="00056c47" style:font-weight-asian="bold" style:font-weight-complex="bold"/>
    </style:style>
    <style:style style:name="P21" style:family="paragraph" style:parent-style-name="Standard" style:list-style-name="L6">
      <style:text-properties officeooo:rsid="0003d78b" officeooo:paragraph-rsid="0003d78b"/>
    </style:style>
    <style:style style:name="P22" style:family="paragraph" style:parent-style-name="Standard" style:list-style-name="L7">
      <style:text-properties officeooo:rsid="0003d78b" officeooo:paragraph-rsid="0003d78b"/>
    </style:style>
    <style:style style:name="P23" style:family="paragraph" style:parent-style-name="Standard" style:list-style-name="L9">
      <style:text-properties officeooo:rsid="0003d78b" officeooo:paragraph-rsid="0003d78b"/>
    </style:style>
    <style:style style:name="P24" style:family="paragraph" style:parent-style-name="Standard" style:list-style-name="L8">
      <style:text-properties officeooo:rsid="000669ae" officeooo:paragraph-rsid="000669ae"/>
    </style:style>
    <style:style style:name="P25" style:family="paragraph" style:parent-style-name="Standard" style:list-style-name="L9">
      <style:text-properties officeooo:rsid="000669ae" officeooo:paragraph-rsid="000669ae"/>
    </style:style>
    <style:style style:name="P26" style:family="paragraph" style:parent-style-name="Standard" style:list-style-name="L11">
      <style:text-properties officeooo:rsid="00056c47" officeooo:paragraph-rsid="00056c47"/>
    </style:style>
    <style:style style:name="P27" style:family="paragraph" style:parent-style-name="Standard" style:list-style-name="L10">
      <style:text-properties fo:font-weight="normal" officeooo:rsid="00056c47" officeooo:paragraph-rsid="00056c47" style:font-weight-asian="normal" style:font-weight-complex="normal"/>
    </style:style>
    <style:style style:name="T1" style:family="text">
      <style:text-properties officeooo:rsid="0002d0d8"/>
    </style:style>
    <style:style style:name="T2" style:family="text">
      <style:text-properties officeooo:rsid="00056c47"/>
    </style:style>
    <style:style style:name="T3" style:family="text">
      <style:text-properties officeooo:rsid="000587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&amp;L <text:span text:style-name="T1">Website</text:span></text:p>
      <text:p text:style-name="P2">Lily Ma</text:p>
      <text:p text:style-name="P2"/>
      <text:p text:style-name="P2">Tentative Requirements</text:p>
      <text:list xml:id="list3989825239832269437" text:style-name="L1">
        <text:list-item>
          <text:p text:style-name="P10">About L&amp;L</text:p>
        </text:list-item>
        <text:list-item>
          <text:p text:style-name="P10">Contact Us</text:p>
        </text:list-item>
        <text:list-item>
          <text:p text:style-name="P10">Linkage to “travel insurance website”</text:p>
        </text:list-item>
        <text:list-item>
          <text:p text:style-name="P10">Biographies of L&amp;L executives</text:p>
        </text:list-item>
      </text:list>
      <text:p text:style-name="P2"/>
      <text:p text:style-name="P8">About L&amp;L</text:p>
      <text:list xml:id="list498608573218037129" text:style-name="L2">
        <text:list-item>
          <text:p text:style-name="P17">referral based travel company</text:p>
        </text:list-item>
        <text:list-item>
          <text:p text:style-name="P17">been around for 30+ years</text:p>
        </text:list-item>
        <text:list-item>
          <text:p text:style-name="P17">has an established client base that act as a source for returning customers</text:p>
        </text:list-item>
        <text:list-item>
          <text:p text:style-name="P17">have gotten along fine without need for a website until now</text:p>
        </text:list-item>
      </text:list>
      <text:p text:style-name="P2"/>
      <text:p text:style-name="P3">Purpose: </text:p>
      <text:list xml:id="list2031421912900985117" text:style-name="L3">
        <text:list-item>
          <text:p text:style-name="P11">to give information about the company</text:p>
        </text:list-item>
        <text:list-item>
          <text:p text:style-name="P19">link users to the travel insurance website</text:p>
        </text:list-item>
        <text:list-item>
          <text:p text:style-name="P18">NOT used for advertising purposes</text:p>
        </text:list-item>
        <text:list-item>
          <text:p text:style-name="P18">to give L&amp;L a web presence</text:p>
        </text:list-item>
        <text:list-item>
          <text:p text:style-name="P18">ability to internet search (“Google”) L&amp;L's address</text:p>
        </text:list-item>
      </text:list>
      <text:p text:style-name="P2"/>
      <text:p text:style-name="P2">Style</text:p>
      <text:list xml:id="list3691855754109005104" text:style-name="L4">
        <text:list-item>
          <text:p text:style-name="P12">Simple</text:p>
        </text:list-item>
        <text:list-item>
          <text:p text:style-name="P12">Emphasis on functionality as opposed to attractiveness</text:p>
        </text:list-item>
        <text:list-item>
          <text:p text:style-name="P12">Not to specific when it comes to design</text:p>
        </text:list-item>
      </text:list>
      <text:p text:style-name="P2"/>
      <text:p text:style-name="P2">Brandon's Toolbox</text:p>
      <text:list xml:id="list8874528363391130493" text:style-name="L5">
        <text:list-item>
          <text:p text:style-name="P13">The Elm functional programming language</text:p>
        </text:list-item>
        <text:list-item>
          <text:p text:style-name="P13">The Elm HTML/CSS/JS compiler</text:p>
        </text:list-item>
      </text:list>
      <text:p text:style-name="P2"/>
      <text:p text:style-name="P2">To-do</text:p>
      <text:list xml:id="list4196982765566999382" text:style-name="L6">
        <text:list-item>
          <text:p text:style-name="P14"><text:span text:style-name="T3">10-15hr:<text:tab/></text:span>Learn Elm</text:p>
        </text:list-item>
        <text:list-item>
          <text:p text:style-name="P14"><text:span text:style-name="T3">2-3hr:<text:tab/><text:tab/></text:span>Learn how Elm compiles on a pc</text:p>
        </text:list-item>
        <text:list-item>
          <text:p text:style-name="P21">–: <text:tab/><text:tab/>Get content from Lily</text:p>
        </text:list-item>
        <text:list-item>
          <text:p text:style-name="P15"><text:span text:style-name="T3">2-5hr: <text:tab/><text:tab/></text:span>Create a design for the site</text:p>
        </text:list-item>
        <text:list-item>
          <text:p text:style-name="P15"><text:span text:style-name="T3">--:<text:tab/><text:tab/></text:span>Present design to Lily</text:p>
        </text:list-item>
        <text:list-item>
          <text:p text:style-name="P16"><text:span text:style-name="T3">5-15hr: <text:s text:c="11"/></text:span>Implement design using Elm</text:p>
        </text:list-item>
        <text:list-item>
          <text:p text:style-name="P14"><text:span text:style-name="T3">3-5hr: </text:span><text:s/><text:tab/><text:tab/>Learn how Elm compiles on a web server</text:p>
        </text:list-item>
        <text:list-item>
          <text:p text:style-name="P21"><text:span text:style-name="T3">1-2hr: <text:tab/><text:tab/></text:span>Look into web server hosting companies and find and appropriate package</text:p>
        </text:list-item>
      </text:list>
      <text:p text:style-name="P8"/>
      <text:p text:style-name="P4"><text:tab/>Min: <text:span text:style-name="T2">23</text:span> <text:s/><text:span text:style-name="T2">Max: 45</text:span></text:p>
      <text:p text:style-name="P4"/>
      <text:p text:style-name="P4">Time Availability</text:p>
      <text:list xml:id="list1034207557399754865" text:style-name="L7">
        <text:list-item>
          <text:p text:style-name="P22">Sundays are Brandon's only free day</text:p>
        </text:list-item>
        <text:list-item>
          <text:p text:style-name="P22">If Brandon works 5hr/day, then that implies 5hr/wk, and 20hr/mo</text:p>
        </text:list-item>
      </text:list>
      <text:p text:style-name="P4"/>
      <text:p text:style-name="P9">Compensation</text:p>
      <text:list xml:id="list7469565047818790932" text:style-name="L8">
        <text:list-item>
          <text:p text:style-name="P24">initial building</text:p>
          <text:list>
            <text:list-item>
              <text:p text:style-name="P24"><text:soft-page-break/>brandon makes $18/hr @ oxford learning</text:p>
            </text:list-item>
            <text:list-item>
              <text:p text:style-name="P24">lily will match that</text:p>
            </text:list-item>
            <text:list-item>
              <text:p text:style-name="P24">$18/hr * 45hr = $810</text:p>
            </text:list-item>
          </text:list>
        </text:list-item>
      </text:list>
      <text:list xml:id="list1154547662646737667" text:style-name="L9">
        <text:list-item>
          <text:p text:style-name="P23">how should Brandon be compensated if Lily wants to make future changes to the website?</text:p>
        </text:list-item>
        <text:list-item>
          <text:p text:style-name="P23">find a low cost compensation method to make it worthwhile for both Lily and Brandon to make small changes to the website when needed</text:p>
          <text:list>
            <text:list-item>
              <text:p text:style-name="P25">cost = current opportunity cost per time * time, currently, opp cost = $18/hr</text:p>
            </text:list-item>
          </text:list>
        </text:list-item>
      </text:list>
      <text:p text:style-name="P4"/>
      <text:p text:style-name="P5">Requirements from L&amp;L</text:p>
      <text:list xml:id="list8318065316168665276" text:style-name="L11">
        <text:list-item>
          <text:p text:style-name="P26">any bios they wish to include</text:p>
        </text:list-item>
        <text:list-item>
          <text:p text:style-name="P26">any links they wish to include, w/ descriptions as to what they are</text:p>
        </text:list-item>
        <text:list-item>
          <text:p text:style-name="P26">logos</text:p>
        </text:list-item>
        <text:list-item>
          <text:p text:style-name="P26">other images (optional)</text:p>
        </text:list-item>
        <text:list-item>
          <text:p text:style-name="P26">the “about us” descriptions</text:p>
        </text:list-item>
      </text:list>
      <text:list xml:id="list1469952973110332471" text:style-name="L10">
        <text:list-item>
          <text:p text:style-name="P20">need content before the design process, as websites should be designed to suit the content, not vice-versa</text:p>
          <text:list>
            <text:list-item>
              <text:p text:style-name="P27">e.g. spacing, text-blocking, etc.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42:30.935049947</meta:creation-date>
    <dc:date>2015-03-17T09:31:11.951000000</dc:date>
    <meta:editing-duration>PT13H37M53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54" meta:word-count="356" meta:character-count="1930" meta:non-whitespace-character-count="1646"/>
  </office:meta>
</office:document-meta>
</file>